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5583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3.1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Agent_DRV2605_FeatherWing_R1_0_0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ACCEL_ADXL3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603-CA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5, R6, R7, R8, R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-RES-0R-5%-1/10W(0603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 C3, C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12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-RES-0R-5%-1/10W(0603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 1/10W</text:p>
          </table:table-cell>
          <table:table-cell office:value-type="string" calcext:value-type="string">
            <text:p>SMD-RES-10K-5%-1/10W(0603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20OHM-500MA</text:p>
          </table:table-cell>
          <table:table-cell office:value-type="string" calcext:value-type="string">
            <text:p>SMD-FERRITE-CHIP-120-OHM-500MA(0603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ERAMIC-1UF-25V-10%-X7R(0603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D-RES-2.2K-5%-1/10W(0603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20V-500MA</text:p>
          </table:table-cell>
          <table:table-cell office:value-type="string" calcext:value-type="string">
            <text:p>SMD-DIODE-SCHOTTKY-20V-500MA(SOD-123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0603-CA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4P-2.0-90D</text:p>
          </table:table-cell>
          <table:table-cell office:value-type="string" calcext:value-type="string">
            <text:p>GROVE-CONNECTOR-DIP-90D(4P-2.0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4p-2.54</text:p>
          </table:table-cell>
          <table:table-cell office:value-type="string" calcext:value-type="string">
            <text:p>DIP-BLACK-MALE-HEADER-VERT(4P-2.54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DRV2605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FEATHERWING</text:p>
          </table:table-cell>
          <table:table-cell office:value-type="string" calcext:value-type="string">
            <text:p>FEATHERWING-PC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M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date>2019-01-21T11:22:37.054000000</dc:date>
    <meta:editing-duration>PT2M11S</meta:editing-duration>
    <meta:editing-cycles>1</meta:editing-cycles>
    <meta:document-statistic meta:table-count="1" meta:cell-count="67" meta:object-count="0"/>
  </office:meta>
</office:document-meta>
</file>